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orizontal_20_Line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ld" style:font-family-generic="swiss" style:font-pitch="variable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02in" style:type="center"/>
          <style:tab-stop style:position="10.780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9486in" table:align="margins"/>
    </style:style>
    <style:style style:name="Table1.A" style:family="table-column">
      <style:table-column-properties style:column-width="7.9486in" style:rel-column-width="65535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1681in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1098in" fo:margin-bottom="0.35in" fo:margin-left="0.2098in" fo:margin-right="0.1098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cfe7f5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row table:style-name="TableLine94473601786528">
            <table:table-cell table:style-name="Table1.A1" office:value-type="string">
              <text:p text:style-name="MP1"><text:text-input text:description="&lt;company.name&gt;">&lt;company.name&gt;</text:text-input></text:p>
            </table:table-cell>
          </table:table-row>
          <table:table-row table:style-name="TableLine94473577722880">
            <table:table-cell table:style-name="Table1.A1" office:value-type="string">
              <text:p text:style-name="MP2">Dr FRANCOIS</text:p>
            </table:table-cell>
          </table:table-row>
          <table:table-row table:style-name="TableLine94473543620624">
            <table:table-cell table:style-name="Table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 table:style-name="TableLine94473622143216">
            <table:table-cell table:style-name="Table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1.5">
            <table:table-cell table:style-name="Table1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4-05T21:51:32</meta:creation-date>
    <dc:date>2022-01-12T09:55:22.664939250</dc:date>
    <meta:editing-duration>PT6H46M52S</meta:editing-duration>
    <meta:editing-cycles>39</meta:editing-cycles>
    <meta:generator>LibreOffice/7.0.4.2$Linux_X86_64 LibreOffice_project/00$Build-2</meta:generator>
    <meta:document-statistic meta:table-count="1" meta:image-count="0" meta:object-count="0" meta:page-count="1" meta:paragraph-count="5" meta:word-count="28" meta:character-count="133" meta:non-whitespace-character-count="125"/>
  </office:meta>
</office:document-meta>
</file>